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6pt" fo:font-weight="bold" officeooo:rsid="000aa837" officeooo:paragraph-rsid="000aa837" style:font-size-asian="14pt" style:font-weight-asian="bold" style:font-size-complex="16pt" style:font-weight-complex="bold"/>
    </style:style>
    <style:style style:name="P2" style:family="paragraph" style:parent-style-name="Standard">
      <style:text-properties style:font-name="Times New Roman" fo:font-size="12pt" fo:font-weight="bold" officeooo:rsid="000ca260" officeooo:paragraph-rsid="000ca260" style:font-size-asian="10.5pt" style:font-weight-asian="bold" style:font-size-complex="12pt" style:font-weight-complex="bold"/>
    </style:style>
    <style:style style:name="P3" style:family="paragraph" style:parent-style-name="Standard">
      <style:text-properties officeooo:paragraph-rsid="000ca260"/>
    </style:style>
    <style:style style:name="P4" style:family="paragraph" style:parent-style-name="Standard">
      <style:text-properties style:font-name="Times New Roman" fo:font-size="12pt" fo:font-weight="normal" officeooo:rsid="000ca260" officeooo:paragraph-rsid="000ca260" style:font-size-asian="10.5pt" style:font-weight-asian="normal" style:font-size-complex="12pt" style:font-weight-complex="normal"/>
    </style:style>
    <style:style style:name="P5" style:family="paragraph" style:parent-style-name="Standard">
      <style:text-properties officeooo:paragraph-rsid="000dc00b"/>
    </style:style>
    <style:style style:name="P6" style:family="paragraph" style:parent-style-name="Heading_20_2">
      <style:text-properties style:font-name="Times New Roman" fo:font-size="12pt" fo:font-weight="bold" officeooo:rsid="000f95e0" officeooo:paragraph-rsid="001114c5" style:font-size-asian="12pt" style:font-weight-asian="bold" style:font-size-complex="12pt" style:font-weight-complex="bold"/>
    </style:style>
    <style:style style:name="P7" style:family="paragraph" style:parent-style-name="Text_20_body">
      <style:text-properties fo:font-size="12pt" fo:font-weight="bold" officeooo:paragraph-rsid="001114c5" style:font-size-asian="12pt" style:font-weight-asian="bold" style:font-size-complex="12pt" style:font-weight-complex="bold"/>
    </style:style>
    <style:style style:name="P8" style:family="paragraph" style:parent-style-name="Text_20_body">
      <style:text-properties style:font-name="Times New Roman" fo:font-size="12pt" fo:font-weight="normal" officeooo:rsid="001114c5" officeooo:paragraph-rsid="0011679d" style:font-size-asian="12pt" style:font-weight-asian="normal" style:font-size-complex="12pt" style:font-weight-complex="normal"/>
    </style:style>
    <style:style style:name="P9" style:family="paragraph" style:parent-style-name="Heading_20_2">
      <style:text-properties fo:font-size="12pt" fo:font-weight="bold" officeooo:paragraph-rsid="0012a89e" style:font-size-asian="12pt" style:font-weight-asian="bold" style:font-size-complex="12pt" style:font-weight-complex="bold"/>
    </style:style>
    <style:style style:name="P10" style:family="paragraph" style:parent-style-name="Text_20_body">
      <style:text-properties fo:font-size="12pt" fo:font-weight="bold" officeooo:paragraph-rsid="0012a89e" style:font-size-asian="12pt" style:font-weight-asian="bold" style:font-size-complex="12pt" style:font-weight-complex="bold"/>
    </style:style>
    <style:style style:name="P11" style:family="paragraph" style:parent-style-name="Heading_20_1">
      <style:text-properties style:font-name="Times New Roman" fo:font-size="12pt" fo:font-weight="bold" officeooo:rsid="0012a89e" officeooo:paragraph-rsid="0012a89e" style:font-size-asian="12pt" style:font-weight-asian="bold" style:font-size-complex="12pt" style:font-weight-complex="bold"/>
    </style:style>
    <style:style style:name="P12" style:family="paragraph" style:parent-style-name="Text_20_body">
      <style:text-properties fo:font-size="12pt" fo:font-weight="bold" officeooo:rsid="00147f5a" officeooo:paragraph-rsid="00147f5a" style:font-size-asian="12pt" style:font-weight-asian="bold" style:font-size-complex="12pt" style:font-weight-complex="bold"/>
    </style:style>
    <style:style style:name="P13" style:family="paragraph" style:parent-style-name="Text_20_body">
      <style:text-properties fo:font-size="12pt" fo:font-weight="bold" officeooo:rsid="00147f5a" officeooo:paragraph-rsid="0015b065" style:font-size-asian="12pt" style:font-weight-asian="bold" style:font-size-complex="12pt" style:font-weight-complex="bold"/>
    </style:style>
    <style:style style:name="P14" style:family="paragraph" style:parent-style-name="Text_20_body">
      <style:text-properties style:font-name="Times New Roman" fo:font-size="12pt" fo:font-weight="normal" officeooo:rsid="0015b065" officeooo:paragraph-rsid="0015b065" style:font-size-asian="12pt" style:font-weight-asian="normal" style:font-size-complex="12pt" style:font-weight-complex="normal"/>
    </style:style>
    <style:style style:name="P15" style:family="paragraph" style:parent-style-name="Text_20_body">
      <style:text-properties fo:font-size="12pt" fo:font-weight="bold" officeooo:rsid="0018a953" officeooo:paragraph-rsid="0018a953" style:font-size-asian="12pt" style:font-weight-asian="bold" style:font-size-complex="12pt" style:font-weight-complex="bold"/>
    </style:style>
    <style:style style:name="P16" style:family="paragraph" style:parent-style-name="Text_20_body">
      <style:text-properties fo:font-size="12pt" fo:font-weight="bold" officeooo:rsid="0018a953" officeooo:paragraph-rsid="00192fc8" style:font-size-asian="12pt" style:font-weight-asian="bold" style:font-size-complex="12pt" style:font-weight-complex="bold"/>
    </style:style>
    <style:style style:name="P17" style:family="paragraph" style:parent-style-name="Text_20_body">
      <style:text-properties style:font-name="Times New Roman" fo:font-size="12pt" fo:font-weight="bold" officeooo:rsid="00147f5a" officeooo:paragraph-rsid="0015b065" style:font-size-asian="12pt" style:font-weight-asian="bold" style:font-size-complex="12pt" style:font-weight-complex="bold"/>
    </style:style>
    <style:style style:name="P18" style:family="paragraph" style:parent-style-name="Heading_20_2">
      <style:text-properties style:font-name="Times New Roman" fo:font-size="12pt" fo:font-weight="normal" officeooo:rsid="000f95e0" officeooo:paragraph-rsid="001114c5" style:font-size-asian="10.5pt" style:font-weight-asian="normal" style:font-size-complex="12pt" style:font-weight-complex="normal"/>
    </style:style>
    <style:style style:name="T1" style:family="text">
      <style:text-properties style:font-name="Times New Roman" fo:font-size="12pt" fo:font-weight="bold" officeooo:rsid="000ca260" style:font-size-asian="10.5pt" style:font-weight-asian="bold" style:font-size-complex="12pt" style:font-weight-complex="bold"/>
    </style:style>
    <style:style style:name="T2" style:family="text">
      <style:text-properties style:font-name="Times New Roman" fo:font-size="12pt" fo:font-weight="normal" officeooo:rsid="000ca260" style:font-size-asian="10.5pt" style:font-weight-asian="normal" style:font-size-complex="12pt" style:font-weight-complex="normal"/>
    </style:style>
    <style:style style:name="T3" style:family="text">
      <style:text-properties style:font-name="Times New Roman" fo:font-size="12pt" officeooo:rsid="000ca260" style:font-size-asian="10.5pt" style:font-size-complex="12pt"/>
    </style:style>
    <style:style style:name="T4" style:family="text">
      <style:text-properties style:font-name="Times New Roman" fo:font-size="12pt" officeooo:rsid="000dc00b" style:font-size-asian="10.5pt" style:font-size-complex="12pt"/>
    </style:style>
    <style:style style:name="T5" style:family="text">
      <style:text-properties style:font-name="Times New Roman" fo:font-size="12pt" officeooo:rsid="000f95e0" style:font-size-asian="10.5pt" style:font-size-complex="12pt"/>
    </style:style>
    <style:style style:name="T6" style:family="text">
      <style:text-properties style:font-name="Times New Roman" fo:font-size="12pt" fo:font-weight="normal" officeooo:rsid="000dc00b" style:font-size-asian="10.5pt" style:font-weight-asian="normal" style:font-size-complex="12pt" style:font-weight-complex="normal"/>
    </style:style>
    <style:style style:name="T7" style:family="text">
      <style:text-properties style:font-name="Times New Roman" fo:font-size="12pt" fo:font-weight="normal" officeooo:rsid="000f95e0" style:font-size-asian="10.5pt" style:font-weight-asian="normal" style:font-size-complex="12pt" style:font-weight-complex="normal"/>
    </style:style>
    <style:style style:name="T8" style:family="text">
      <style:text-properties style:font-name="Times New Roman" fo:font-size="12pt" fo:font-weight="normal" officeooo:rsid="001114c5" style:font-size-asian="10.5pt" style:font-weight-asian="normal" style:font-size-complex="12pt" style:font-weight-complex="normal"/>
    </style:style>
    <style:style style:name="T9" style:family="text">
      <style:text-properties style:font-name="Times New Roman" officeooo:rsid="000f95e0"/>
    </style:style>
    <style:style style:name="T10" style:family="text">
      <style:text-properties style:font-name="Times New Roman" fo:font-weight="normal" officeooo:rsid="001114c5" style:font-weight-asian="normal" style:font-weight-complex="normal"/>
    </style:style>
    <style:style style:name="T11" style:family="text">
      <style:text-properties style:font-name="Times New Roman" officeooo:rsid="001114c5"/>
    </style:style>
    <style:style style:name="T12" style:family="text">
      <style:text-properties style:font-name="Times New Roman" officeooo:rsid="0012a89e"/>
    </style:style>
    <style:style style:name="T13" style:family="text">
      <style:text-properties style:font-name="Times New Roman" fo:font-weight="normal" officeooo:rsid="000f95e0" style:font-weight-asian="normal" style:font-weight-complex="normal"/>
    </style:style>
    <style:style style:name="T14" style:family="text">
      <style:text-properties style:font-name="Times New Roman" fo:font-weight="normal" officeooo:rsid="0012a89e" style:font-weight-asian="normal" style:font-weight-complex="normal"/>
    </style:style>
    <style:style style:name="T15" style:family="text">
      <style:text-properties style:font-name="Times New Roman" fo:font-weight="normal" officeooo:rsid="0012e37c" style:font-weight-asian="normal" style:font-weight-complex="normal"/>
    </style:style>
    <style:style style:name="T16" style:family="text">
      <style:text-properties style:font-name="Times New Roman" officeooo:rsid="0012e37c"/>
    </style:style>
    <style:style style:name="T17" style:family="text">
      <style:text-properties style:font-name="Times New Roman"/>
    </style:style>
    <style:style style:name="T18" style:family="text">
      <style:text-properties style:font-name="Times New Roman" fo:font-weight="normal" style:font-weight-asian="normal" style:font-weight-complex="normal"/>
    </style:style>
    <style:style style:name="T19" style:family="text">
      <style:text-properties style:font-name="Times New Roman" officeooo:rsid="0015b065"/>
    </style:style>
    <style:style style:name="T20" style:family="text">
      <style:text-properties style:font-name="Times New Roman" fo:font-weight="normal" officeooo:rsid="0015b065" style:font-weight-asian="normal" style:font-weight-complex="normal"/>
    </style:style>
    <style:style style:name="T21" style:family="text">
      <style:text-properties style:font-name="Times New Roman" fo:font-weight="normal" officeooo:rsid="00192fc8" style:font-weight-asian="normal" style:font-weight-complex="normal"/>
    </style:style>
    <style:style style:name="T22" style:family="text">
      <style:text-properties style:font-name="Times New Roman" officeooo:rsid="00192fc8"/>
    </style:style>
    <style:style style:name="T23" style:family="text">
      <style:text-properties style:font-name="Times New Roman" fo:font-weight="normal" officeooo:rsid="001a259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8+ Features useful for Backend Development</text:p>
      <text:p text:style-name="P1"/>
      <text:p text:style-name="P2">Async/Await: </text:p>
      <text:p text:style-name="P3"><text:span text:style-name="T1"><text:s text:c="24"/></text:span><text:span text:style-name="T2">These two functions make writing asynchronous code very similar to synchronous <text:s/>which makes it easier to read and to maintain.</text:span></text:p>
      <text:p text:style-name="P3"><text:span text:style-name="T2"/></text:p>
      <text:p text:style-name="P3"><text:span text:style-name="Strong_20_Emphasis"><text:span text:style-name="T3">Object.entries() and Object.values()</text:span></text:span><text:span text:style-name="T2">: </text:span></text:p>
      <text:p text:style-name="P4"><text:s text:c="65"/>These functions make it easier to iterate over the keys and values of objects. This makes the functions especially useful for iterating over data obtained from an API.</text:p>
      <text:p text:style-name="P3"><text:span text:style-name="T2"/></text:p>
      <text:p text:style-name="P5"><text:span text:style-name="Strong_20_Emphasis"><text:span text:style-name="T3">String.prototype.padStart(</text:span></text:span><text:span text:style-name="Strong_20_Emphasis"><text:span text:style-name="T4">length , string</text:span></text:span><text:span text:style-name="Strong_20_Emphasis"><text:span text:style-name="T3">) and String.prototype.padEnd(</text:span></text:span><text:span text:style-name="Strong_20_Emphasis"><text:span text:style-name="T4">length , </text:span></text:span><text:span text:style-name="Strong_20_Emphasis"><text:span text:style-name="T5">pad</text:span></text:span><text:span text:style-name="Strong_20_Emphasis"><text:span text:style-name="T4">string</text:span></text:span><text:span text:style-name="Strong_20_Emphasis"><text:span text:style-name="T3">)</text:span></text:span><text:span text:style-name="T2">: </text:span></text:p>
      <text:p text:style-name="P3"><text:span text:style-name="T2"><text:s text:c="104"/></text:span><text:span text:style-name="T6">padStart pad</text:span><text:span text:style-name="T7">s the calling string to the provided length using padstring. As their names suggest, padStart pads the start of the string and padEnd pads the end of the string. </text:span><text:span text:style-name="T6">Very useful for formatting strings such as creating consistent output for logs.</text:span></text:p>
      <text:p text:style-name="P3"><text:span text:style-name="T6"/></text:p>
      <text:p text:style-name="P3"><text:span text:style-name="Strong_20_Emphasis"><text:span text:style-name="T4">Rest/Spread </text:span></text:span><text:span text:style-name="Strong_20_Emphasis"><text:span text:style-name="T5">Operator</text:span></text:span><text:span text:style-name="T6"> :- </text:span></text:p>
      <text:p text:style-name="P3"><text:span text:style-name="T6"><text:tab/><text:tab/><text:tab/><text:tab/></text:span><text:span text:style-name="T7">This operator makes tasks such as copying an object. Passing variable arguments to a function much more simpler and intu</text:span><text:span text:style-name="T8">i</text:span><text:span text:style-name="T7">tive.</text:span></text:p>
      <text:h text:style-name="P6" text:outline-level="2">Array.flat() &amp;&amp; Array.flatMap:- <text:s text:c="4"/></text:h>
      <text:p text:style-name="P7"><text:span text:style-name="T9"><text:tab/><text:tab/><text:tab/><text:tab/><text:tab/></text:span><text:span text:style-name="T10">All sub-array components are concatenated into a new array up to the specified depth using the flat() function of Array objects.</text:span></text:p>
      <text:p text:style-name="P7"><text:span text:style-name="T10"><text:s text:c="60"/>By applying a specified callback function to each array member and then flattening the result by one level, the </text:span><text:span text:style-name="T11">flatMap()</text:span><text:span text:style-name="T10"> method of Array instances creates a new array. It is slightly more efficient than using those two methods independently, but it is the same as a map() followed by a flat() of depth 1.</text:span></text:p>
      <text:p text:style-name="P8"><text:tab/><text:tab/><text:tab/><text:tab/><text:tab/><text:tab/> These functions make working with nested arrays much more easier.</text:p>
      <text:h text:style-name="P9" text:outline-level="2"><text:span text:style-name="T12">BigInt</text:span><text:span text:style-name="T9">:- </text:span><text:span text:style-name="T13"><text:s text:c="4"/></text:span></text:h>
      <text:p text:style-name="P10"><text:span text:style-name="T13"><text:s text:c="14"/></text:span><text:span text:style-name="T14">This type is for storing values which are too large for the number datatype. This datatype makes working with applications having large numeric values easier.</text:span></text:p>
      <text:h text:style-name="P11" text:outline-level="1">Nullish coalescing operator (??):-</text:h>
      <text:p text:style-name="P10"><text:span text:style-name="T12"><text:s text:c="57"/></text:span><text:span text:style-name="T14"><text:s/>When the operand on the left is null or undefined, the nullish coalescing (??) operator returns the operand on the right; otherwise, it returns the operand on the left.</text:span></text:p>
      <text:p text:style-name="P10"><text:span text:style-name="T14"><text:s text:c="8"/></text:span><text:span text:style-name="T15">Allows developers to provide default values for null or undefined variables, </text:span></text:p>
      <text:p text:style-name="P10"><text:span text:style-name="T15"/></text:p>
      <text:p text:style-name="P12"><text:span text:style-name="T16">O</text:span><text:span text:style-name="T17">ptional Catch Binding:-</text:span></text:p>
      <text:p text:style-name="P12"><text:span text:style-name="T17"><text:s text:c="48"/></text:span><text:span text:style-name="T18">You can use try catch without the </text:span><text:span text:style-name="T17">error </text:span><text:span text:style-name="T18">parameter of the catch clause. This way you can omit the error parameter if you don’t need it.</text:span></text:p>
      <text:p text:style-name="P13"><text:soft-page-break/><text:span text:style-name="T19">Optional Chaining:-</text:span></text:p>
      <text:p text:style-name="P13"><text:span text:style-name="T19"><text:s text:c="33"/></text:span><text:span text:style-name="T20"><text:s/>The optional chaining (?.) operator invokes a function or accesses an object's property. Rather than raising an error, the expression short circuits and evaluates to undefined if the object accessed or function called with this operator is null or undefined.</text:span></text:p>
      <text:p text:style-name="P14"><text:tab/><text:tab/><text:tab/><text:tab/><text:tab/><text:tab/><text:tab/><text:tab/><text:tab/><text:tab/>This prevents runtime errors when accessing object properties.</text:p>
      <text:p text:style-name="P13"><text:span text:style-name="T20"/></text:p>
      <text:p text:style-name="P15"><text:span text:style-name="T19">T</text:span><text:span text:style-name="T17">op Level Await:- </text:span></text:p>
      <text:p text:style-name="P15"><text:span text:style-name="T17"><text:s text:c="29"/></text:span><text:span text:style-name="T21">You can use await at the top level of modules without wrapping it in an <text:s/>async function. This makes the code much easier to read.</text:span></text:p>
      <text:p text:style-name="P16"><text:span text:style-name="T22">Asynchronous Iteration:- </text:span></text:p>
      <text:p text:style-name="P16"><text:span text:style-name="T22"><text:s text:c="44"/></text:span><text:span text:style-name="T21">Using the for-await-of loop, you can iterate over async iterables. This simpli</text:span><text:span text:style-name="T23">fi</text:span><text:span text:style-name="T21">es the code </text:span><text:span text:style-name="T23">and makes it much more straightforward.</text:span><text:span text:style-name="T21"> </text:span></text:p>
      <text:p text:style-name="P15"><text:span text:style-name="T21"/></text:p>
      <text:p text:style-name="P17"><text:tab/><text:tab/><text:tab/><text:tab/></text:p>
      <text:p text:style-name="P10"><text:span text:style-name="T14"/></text:p>
      <text:h text:style-name="P18" text:outline-level="2"><text:s text:c="60"/></text:h>
      <text:p text:style-name="P3"><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3:09:51.459000000</meta:creation-date>
    <dc:date>2024-10-18T22:27:33.917000000</dc:date>
    <meta:editing-duration>PT30M20S</meta:editing-duration>
    <meta:editing-cycles>5</meta:editing-cycles>
    <meta:generator>LibreOffice/24.8.2.1$Windows_X86_64 LibreOffice_project/0f794b6e29741098670a3b95d60478a65d05ef13</meta:generator>
    <meta:document-statistic meta:table-count="0" meta:image-count="0" meta:object-count="0" meta:page-count="2" meta:paragraph-count="29" meta:word-count="417" meta:character-count="3246" meta:non-whitespace-character-count="2258"/>
  </office:meta>
</office:document-meta>
</file>